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oint_number</text:p>
          </table:table-cell>
          <table:table-cell office:value-type="string" calcext:value-type="string">
            <text:p>point_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a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mera_at_last_point</text:p>
          </table:table-cell>
          <table:table-cell office:value-type="float" office:value="-0.180486664024102" calcext:value-type="float">
            <text:p>-0.180486664</text:p>
          </table:table-cell>
          <table:table-cell office:value-type="float" office:value="-0.0134185019340913" calcext:value-type="float">
            <text:p>-0.0134185019</text:p>
          </table:table-cell>
          <table:table-cell office:value-type="float" office:value="0.00728309163072384" calcext:value-type="float">
            <text:p>0.00728309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era_at_last_point</text:p>
          </table:table-cell>
          <table:table-cell office:value-type="float" office:value="-0.265246393808845" calcext:value-type="float">
            <text:p>-0.2652463938</text:p>
          </table:table-cell>
          <table:table-cell office:value-type="float" office:value="-0.11974311922072" calcext:value-type="float">
            <text:p>-0.1197431192</text:p>
          </table:table-cell>
          <table:table-cell office:value-type="float" office:value="-0.115389323777613" calcext:value-type="float">
            <text:p>-0.11538932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mera_at_last_point</text:p>
          </table:table-cell>
          <table:table-cell office:value-type="float" office:value="-0.233926716235953" calcext:value-type="float">
            <text:p>-0.2339267162</text:p>
          </table:table-cell>
          <table:table-cell office:value-type="float" office:value="-0.0880196140405012" calcext:value-type="float">
            <text:p>-0.088019614</text:p>
          </table:table-cell>
          <table:table-cell office:value-type="float" office:value="-0.0688447820989833" calcext:value-type="float">
            <text:p>-0.06884478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mera_at_last_point</text:p>
          </table:table-cell>
          <table:table-cell office:value-type="float" office:value="0.0871021821316838" calcext:value-type="float">
            <text:p>0.0871021821</text:p>
          </table:table-cell>
          <table:table-cell office:value-type="float" office:value="-0.0430031873709433" calcext:value-type="float">
            <text:p>-0.0430031874</text:p>
          </table:table-cell>
          <table:table-cell office:value-type="float" office:value="0.0162592899073489" calcext:value-type="float">
            <text:p>0.01625928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mera_at_last_point</text:p>
          </table:table-cell>
          <table:table-cell office:value-type="float" office:value="0.118389212513108" calcext:value-type="float">
            <text:p>0.1183892125</text:p>
          </table:table-cell>
          <table:table-cell office:value-type="float" office:value="0.0707321653782147" calcext:value-type="float">
            <text:p>0.0707321654</text:p>
          </table:table-cell>
          <table:table-cell office:value-type="float" office:value="-0.149738986244308" calcext:value-type="float">
            <text:p>-0.14973898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mera_at_last_point</text:p>
          </table:table-cell>
          <table:table-cell office:value-type="float" office:value="-0.00382285786457182" calcext:value-type="float">
            <text:p>-0.0038228579</text:p>
          </table:table-cell>
          <table:table-cell office:value-type="float" office:value="0.0401584176244505" calcext:value-type="float">
            <text:p>0.0401584176</text:p>
          </table:table-cell>
          <table:table-cell office:value-type="float" office:value="-0.238734221240514" calcext:value-type="float">
            <text:p>-0.23873422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mera_at_last_point</text:p>
          </table:table-cell>
          <table:table-cell office:value-type="float" office:value="0.110647914616282" calcext:value-type="float">
            <text:p>0.1106479146</text:p>
          </table:table-cell>
          <table:table-cell office:value-type="float" office:value="-0.131394794639378" calcext:value-type="float">
            <text:p>-0.1313947946</text:p>
          </table:table-cell>
          <table:table-cell office:value-type="float" office:value="-0.419805490531964" calcext:value-type="float">
            <text:p>-0.41980549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mera_at_last_point</text:p>
          </table:table-cell>
          <table:table-cell office:value-type="float" office:value="0.11719286892308" calcext:value-type="float">
            <text:p>0.1171928689</text:p>
          </table:table-cell>
          <table:table-cell office:value-type="float" office:value="-0.248131919327126" calcext:value-type="float">
            <text:p>-0.2481319193</text:p>
          </table:table-cell>
          <table:table-cell office:value-type="float" office:value="-0.528016537216722" calcext:value-type="float">
            <text:p>-0.52801653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mera_at_last_point</text:p>
          </table:table-cell>
          <table:table-cell office:value-type="float" office:value="0.153704970178783" calcext:value-type="float">
            <text:p>0.1537049702</text:p>
          </table:table-cell>
          <table:table-cell office:value-type="float" office:value="-0.33104679409429" calcext:value-type="float">
            <text:p>-0.3310467941</text:p>
          </table:table-cell>
          <table:table-cell office:value-type="float" office:value="-0.684974430935652" calcext:value-type="float">
            <text:p>-0.68497443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mera_at_last_point</text:p>
          </table:table-cell>
          <table:table-cell office:value-type="float" office:value="0.135149246759529" calcext:value-type="float">
            <text:p>0.1351492468</text:p>
          </table:table-cell>
          <table:table-cell office:value-type="float" office:value="-0.211957155452367" calcext:value-type="float">
            <text:p>-0.2119571555</text:p>
          </table:table-cell>
          <table:table-cell office:value-type="float" office:value="-0.679500312413398" calcext:value-type="float">
            <text:p>-0.67950031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mera_at_last_point</text:p>
          </table:table-cell>
          <table:table-cell office:value-type="float" office:value="0.207697554939337" calcext:value-type="float">
            <text:p>0.2076975549</text:p>
          </table:table-cell>
          <table:table-cell office:value-type="float" office:value="-0.303764621266381" calcext:value-type="float">
            <text:p>-0.3037646213</text:p>
          </table:table-cell>
          <table:table-cell office:value-type="float" office:value="-0.859590708497327" calcext:value-type="float">
            <text:p>-0.85959070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mera_at_last_point</text:p>
          </table:table-cell>
          <table:table-cell office:value-type="float" office:value="0.287414914188981" calcext:value-type="float">
            <text:p>0.2874149142</text:p>
          </table:table-cell>
          <table:table-cell office:value-type="float" office:value="-0.273656842594948" calcext:value-type="float">
            <text:p>-0.2736568426</text:p>
          </table:table-cell>
          <table:table-cell office:value-type="float" office:value="-0.751648289692262" calcext:value-type="float">
            <text:p>-0.75164828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mera_at_last_point</text:p>
          </table:table-cell>
          <table:table-cell office:value-type="float" office:value="0.224217711589691" calcext:value-type="float">
            <text:p>0.2242177116</text:p>
          </table:table-cell>
          <table:table-cell office:value-type="float" office:value="-0.326472160466705" calcext:value-type="float">
            <text:p>-0.3264721605</text:p>
          </table:table-cell>
          <table:table-cell office:value-type="float" office:value="-0.857345117103397" calcext:value-type="float">
            <text:p>-0.85734511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mera_at_last_point</text:p>
          </table:table-cell>
          <table:table-cell office:value-type="float" office:value="0.288108110991447" calcext:value-type="float">
            <text:p>0.288108111</text:p>
          </table:table-cell>
          <table:table-cell office:value-type="float" office:value="-0.420301553400441" calcext:value-type="float">
            <text:p>-0.4203015534</text:p>
          </table:table-cell>
          <table:table-cell office:value-type="float" office:value="-1.05248295304228" calcext:value-type="float">
            <text:p>-1.0524829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mera_at_last_point</text:p>
          </table:table-cell>
          <table:table-cell office:value-type="float" office:value="0.252538078399088" calcext:value-type="float">
            <text:p>0.2525380784</text:p>
          </table:table-cell>
          <table:table-cell office:value-type="float" office:value="-0.526985915567072" calcext:value-type="float">
            <text:p>-0.5269859156</text:p>
          </table:table-cell>
          <table:table-cell office:value-type="float" office:value="-1.22877962772263" calcext:value-type="float">
            <text:p>-1.22877962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mera_at_last_point</text:p>
          </table:table-cell>
          <table:table-cell office:value-type="float" office:value="0.350302301525709" calcext:value-type="float">
            <text:p>0.3503023015</text:p>
          </table:table-cell>
          <table:table-cell office:value-type="float" office:value="-0.484341716256638" calcext:value-type="float">
            <text:p>-0.4843417163</text:p>
          </table:table-cell>
          <table:table-cell office:value-type="float" office:value="-1.17630351585996" calcext:value-type="float">
            <text:p>-1.17630351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mera_at_last_point</text:p>
          </table:table-cell>
          <table:table-cell office:value-type="float" office:value="0.406944474706251" calcext:value-type="float">
            <text:p>0.4069444747</text:p>
          </table:table-cell>
          <table:table-cell office:value-type="float" office:value="-0.545737313720381" calcext:value-type="float">
            <text:p>-0.5457373137</text:p>
          </table:table-cell>
          <table:table-cell office:value-type="float" office:value="-1.12659742698537" calcext:value-type="float">
            <text:p>-1.1265974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mera_at_last_point</text:p>
          </table:table-cell>
          <table:table-cell office:value-type="float" office:value="0.309011019126164" calcext:value-type="float">
            <text:p>0.3090110191</text:p>
          </table:table-cell>
          <table:table-cell office:value-type="float" office:value="-0.434880780740027" calcext:value-type="float">
            <text:p>-0.4348807807</text:p>
          </table:table-cell>
          <table:table-cell office:value-type="float" office:value="-1.16766439419191" calcext:value-type="float">
            <text:p>-1.16766439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mera_at_last_point</text:p>
          </table:table-cell>
          <table:table-cell office:value-type="float" office:value="0.0929384628640406" calcext:value-type="float">
            <text:p>0.0929384629</text:p>
          </table:table-cell>
          <table:table-cell office:value-type="float" office:value="-0.454103768169978" calcext:value-type="float">
            <text:p>-0.4541037682</text:p>
          </table:table-cell>
          <table:table-cell office:value-type="float" office:value="-1.27023785401686" calcext:value-type="float">
            <text:p>-1.2702378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20:50:56.742364757</meta:creation-date>
    <dc:date>2017-04-06T20:52:06.026525454</dc:date>
    <meta:editing-duration>PT1M9S</meta:editing-duration>
    <meta:editing-cycles>1</meta:editing-cycles>
    <meta:document-statistic meta:table-count="1" meta:cell-count="100" meta:object-count="0"/>
    <meta:generator>LibreOffice/5.1.6.2$Linux_X86_64 LibreOffice_project/10m0$Build-2</meta:generator>
  </office:meta>
</office:document-meta>
</file>